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dobe Caslon Pro" svg:font-family="'Adobe Caslon Pro'"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ajan Pro"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Trajan Pro"/>
    </style:style>
    <style:style style:name="P3" style:family="paragraph" style:parent-style-name="Standard">
      <style:text-properties style:font-name="Adobe Caslon Pro"/>
    </style:style>
    <style:style style:name="P4" style:family="paragraph" style:parent-style-name="Standard">
      <style:paragraph-properties fo:text-align="start" style:justify-single-word="false"/>
      <style:text-properties style:font-name="Arial"/>
    </style:style>
    <style:style style:name="P5" style:family="paragraph" style:parent-style-name="Standard">
      <style:paragraph-properties fo:text-align="start" style:justify-single-word="false"/>
      <style:text-properties style:font-name="Arial" fo:font-weight="bold" style:font-weight-asian="bold" style:font-weight-complex="bold"/>
    </style:style>
    <style:style style:name="P6" style:family="paragraph" style:parent-style-name="Standard">
      <style:paragraph-properties fo:text-align="start" style:justify-single-word="false"/>
      <style:text-properties style:font-name="Arial" fo:font-weight="normal" style:font-weight-asian="normal" style:font-weight-complex="normal"/>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Riverside JavaScript User Group</text:p>
      <text:p text:style-name="P3"/>
      <text:p text:style-name="P2">January Challenge</text:p>
      <text:p text:style-name="P2"/>
      <text:p text:style-name="P4">Hello JavaScripters, one and all.</text:p>
      <text:p text:style-name="P4"/>
      <text:p text:style-name="P4">It's a busy time of year for most, shopping, visiting with family and friends, enjoying the season, and all the rest, so let's add one more thing to the list. <text:s/>It's also time to begin preparing for our January meeting, Monday the 5<text:span text:style-name="T1">th</text:span>. <text:s/>I want to propose two optons this month: one for experienced JavaScripters, and one for those new to the language.</text:p>
      <text:p text:style-name="P4"/>
      <text:p text:style-name="P5">Option 1, For those familiar with JavaScript objects:</text:p>
      <text:p text:style-name="P6">This challenge has three parts and builds on the work we did last month with HTML 5 elements.</text:p>
      <text:p text:style-name="P6"/>
      <text:p text:style-name="P6"><text:span text:style-name="T2">Part 1</text:span>: <text:s/>Continue working with your chosen element. Refine your JS code to create functions that provide setters and getters for all of your element's properties. <text:s text:c="2"/>Also, provide any other functionality that makes sense for your chosen element. For example, the input elements should include functions that provide data validation. Also let's agree not to use jQuery, for now. <text:s/>Stick to native JS functions only to accomplish your goals.</text:p>
      <text:p text:style-name="P6"/>
      <text:p text:style-name="P6"><text:span text:style-name="T2">Part 2:</text:span> Once you are satisfied with your code, wrap it inside a JavaScript object, and create an interface that makes sense to you. <text:s/>There are any number of ways to accomplish this, give it some thought. <text:s/>We will be deciding on a standard design pattern as we complete our HTML 5 object library, so be creative, and be smart.</text:p>
      <text:p text:style-name="P6"/>
      <text:p text:style-name="P6"><text:span text:style-name="T2">Part 3:</text:span> Your object should provide for graceful degradation. <text:s/>In the event that your code is running on an older browser, it should be able to adapt and provide the user with a functional experience. <text:s/>Again using inputs as an example, an older browser will render HTML 5 inputs as plain-text inputs. <text:s/>Your code should be able to adapt. <text:s/>I recommend using of Moderizr.js to test and adapt the browser's capability.</text:p>
      <text:p text:style-name="P4"/>
      <text:p text:style-name="P5">Option 2, For those not yet familiar with JavaScript objects:</text:p>
      <text:p text:style-name="P6">This challenge is intended to help get you up to speed quickly, and it has two parts.</text:p>
      <text:p text:style-name="P6"/>
      <text:p text:style-name="P6"><text:span text:style-name="T2">Part 1:</text:span> <text:s/>Complete the free JavaScript course at <text:a xlink:type="simple" xlink:href="http://www.codecademy.com/" text:style-name="Internet_20_link" text:visited-style-name="Visited_20_Internet_20_Link">Code Academy</text:a>, and bring any questions you have with you to the next meeting.</text:p>
      <text:p text:style-name="P6"/>
      <text:p text:style-name="P6"><text:span text:style-name="T2">Part 2:</text:span> Attempt to complete part one of the option-one challenge. </text:p>
      <text:p text:style-name="P6"/>
      <text:p text:style-name="P6">Well, I hope that stirs everyone's interest. <text:s/>I look forward to seeing what you all come up with. <text:s text:c="2"/>Until then, happy holidays to everyone.</text:p>
      <text:p text:style-name="P6"/>
      <text:p text:style-name="P6">Se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dobe Caslon Pro" svg:font-family="'Adobe Caslon Pro'"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Sean Olson</meta:initial-creator>
    <meta:creation-date>2014-12-12T19:51:02.93</meta:creation-date>
    <dc:creator>Sean Olson</dc:creator>
    <dc:date>2014-12-12T20:50:06.50</dc:date>
    <meta:editing-cycles>8</meta:editing-cycles>
    <meta:editing-duration>PT59M2S</meta:editing-duration>
    <meta:document-statistic meta:table-count="0" meta:image-count="0" meta:object-count="0" meta:page-count="1" meta:paragraph-count="15" meta:word-count="385" meta:character-count="2231"/>
  </office:meta>
</office:document-meta>
</file>